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560391011">
            <text:p>5603910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7220">
            <text:p>27220</text:p>
          </table:table-cell>
          <table:table-cell office:value-type="string">
            <text:p>Jackson, WY-ID</text:p>
          </table:table-cell>
          <table:table-cell office:value-type="float" office:value="56">
            <text:p>56</text:p>
          </table:table-cell>
          <table:table-cell office:value-type="string">
            <text:p>Wyoming</text:p>
          </table:table-cell>
          <table:table-cell office:value-type="float" office:value="39">
            <text:p>39</text:p>
          </table:table-cell>
          <table:table-cell office:value-type="string">
            <text:p>Teton</text:p>
          </table:table-cell>
          <table:table-cell office:value-type="float" office:value="44.5653600009432">
            <text:p>44.5653600009</text:p>
          </table:table-cell>
          <table:table-cell office:value-type="float" office:value="-110.40034">
            <text:p>-110.40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16" meta:object-count="0"/>
    <meta:generator>LibreOffice/3.5$Linux_X86_64 LibreOffice_project/350m1$Build-2</meta:generator>
  </office:meta>
</office:document-meta>
</file>